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7.02mm"/>
    </style:style>
    <style:style style:name="co2" style:family="table-column">
      <style:table-column-properties fo:break-before="auto" style:column-width="150.05mm"/>
    </style:style>
    <style:style style:name="co3" style:family="table-column">
      <style:table-column-properties fo:break-before="auto" style:column-width="116.56mm"/>
    </style:style>
    <style:style style:name="co4" style:family="table-column">
      <style:table-column-properties fo:break-before="auto" style:column-width="80.61mm"/>
    </style:style>
    <style:style style:name="co5" style:family="table-column">
      <style:table-column-properties fo:break-before="auto" style:column-width="46.28mm"/>
    </style:style>
    <style:style style:name="co6" style:family="table-column">
      <style:table-column-properties fo:break-before="auto" style:column-width="35.21mm"/>
    </style:style>
    <style:style style:name="co7" style:family="table-column">
      <style:table-column-properties fo:break-before="auto" style:column-width="243.82mm"/>
    </style:style>
    <style:style style:name="co8" style:family="table-column">
      <style:table-column-properties fo:break-before="auto" style:column-width="22.58mm"/>
    </style:style>
    <style:style style:name="ro1" style:family="table-row">
      <style:table-row-properties style:row-height="7.09mm" fo:break-before="auto" style:use-optimal-row-height="true"/>
    </style:style>
    <style:style style:name="ro2" style:family="table-row">
      <style:table-row-properties style:row-height="6.07mm" fo:break-before="auto" style:use-optimal-row-height="true"/>
    </style:style>
    <style:style style:name="ro3" style:family="table-row">
      <style:table-row-properties style:row-height="44.96mm" fo:break-before="auto" style:use-optimal-row-height="true"/>
    </style:style>
    <style:style style:name="ro4" style:family="table-row">
      <style:table-row-properties style:row-height="32.26mm" fo:break-before="auto" style:use-optimal-row-height="true"/>
    </style:style>
    <style:style style:name="ro5" style:family="table-row">
      <style:table-row-properties style:row-height="133.86mm" fo:break-before="auto" style:use-optimal-row-height="true"/>
    </style:style>
    <style:style style:name="ro6" style:family="table-row">
      <style:table-row-properties style:row-height="101.32mm" fo:break-before="auto" style:use-optimal-row-height="true"/>
    </style:style>
    <style:style style:name="ro7" style:family="table-row">
      <style:table-row-properties style:row-height="78.3mm" fo:break-before="auto" style:use-optimal-row-height="true"/>
    </style:style>
    <style:style style:name="ro8" style:family="table-row">
      <style:table-row-properties style:row-height="23.53mm" fo:break-before="auto" style:use-optimal-row-height="true"/>
    </style:style>
    <style:style style:name="ro9" style:family="table-row">
      <style:table-row-properties style:row-height="27.5mm" fo:break-before="auto" style:use-optimal-row-height="true"/>
    </style:style>
    <style:style style:name="ro10" style:family="table-row">
      <style:table-row-properties style:row-height="11.62mm" fo:break-before="auto" style:use-optimal-row-height="true"/>
    </style:style>
    <style:style style:name="ro11" style:family="table-row">
      <style:table-row-properties style:row-height="12.42mm" fo:break-before="auto" style:use-optimal-row-height="true"/>
    </style:style>
    <style:style style:name="ro12" style:family="table-row">
      <style:table-row-properties style:row-height="28.29mm" fo:break-before="auto" style:use-optimal-row-height="true"/>
    </style:style>
    <style:style style:name="ro13" style:family="table-row">
      <style:table-row-properties style:row-height="22.74mm" fo:break-before="auto" style:use-optimal-row-height="true"/>
    </style:style>
    <style:style style:name="ro14" style:family="table-row">
      <style:table-row-properties style:row-height="38.61mm" fo:break-before="auto" style:use-optimal-row-height="true"/>
    </style:style>
    <style:style style:name="ro15" style:family="table-row">
      <style:table-row-properties style:row-height="4.52mm" fo:break-before="auto" style:use-optimal-row-height="true"/>
    </style:style>
    <style:style style:name="ro16" style:family="table-row">
      <style:table-row-properties style:row-height="33.85mm" fo:break-before="auto" style:use-optimal-row-height="true"/>
    </style:style>
    <style:style style:name="ro17" style:family="table-row">
      <style:table-row-properties style:row-height="35.44mm" fo:break-before="auto" style:use-optimal-row-height="true"/>
    </style:style>
    <style:style style:name="ro18" style:family="table-row">
      <style:table-row-properties style:row-height="20.3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text-align-source="fix" style:repeat-content="false" fo:wrap-option="wrap" fo:border="0.74pt solid #000000" style:vertical-align="middle"/>
      <style:paragraph-properties fo:text-align="center" fo:margin-left="0mm"/>
      <style:text-properties fo:color="#ff0066" fo:font-size="12pt" fo:font-weight="bold" style:font-size-asian="12pt" style:font-weight-asian="bold" style:font-size-complex="12pt" style:font-weight-complex="bold"/>
    </style:style>
    <style:style style:name="ce2" style:family="table-cell" style:parent-style-name="Default">
      <style:table-cell-properties fo:background-color="#cccccc" style:text-align-source="fix" style:repeat-content="false" fo:wrap-option="wrap" fo:border="0.74pt solid #000000" style:vertical-align="middle"/>
      <style:paragraph-properties fo:text-align="center" fo:margin-left="0mm"/>
    </style:style>
    <style:style style:name="ce3" style:family="table-cell" style:parent-style-name="Default">
      <style:table-cell-properties style:text-align-source="fix" style:repeat-content="false" fo:wrap-option="wrap" style:vertical-align="middle"/>
      <style:paragraph-properties fo:text-align="center" fo:margin-left="0mm"/>
    </style:style>
    <style:style style:name="ce4" style:family="table-cell" style:parent-style-name="Default">
      <style:table-cell-properties style:text-align-source="fix" style:repeat-content="false" fo:wrap-option="wrap" fo:border="0.74pt solid #000000" style:vertical-align="middle"/>
      <style:paragraph-properties fo:text-align="center" fo:margin-left="0mm"/>
    </style:style>
    <style:style style:name="ce5" style:family="table-cell" style:parent-style-name="Default">
      <style:table-cell-properties fo:background-color="#99ffff" fo:wrap-option="wrap" fo:border="0.74pt solid #000000" style:vertical-align="middle"/>
    </style:style>
    <style:style style:name="ce6" style:family="table-cell" style:parent-style-name="Default">
      <style:table-cell-properties fo:background-color="#99ffff" fo:wrap-option="wrap" fo:border="0.74pt solid #000000" style:vertical-align="middle"/>
      <style:text-properties style:font-name="Liberation Sans" style:font-name-asian="Noto Sans CJK SC Regular" style:font-name-complex="Noto Sans CJK SC Regular"/>
    </style:style>
    <style:style style:name="ce7" style:family="table-cell" style:parent-style-name="Default">
      <style:table-cell-properties fo:wrap-option="wrap" style:vertical-align="middle"/>
    </style:style>
    <style:style style:name="ce8" style:family="table-cell" style:parent-style-name="Default">
      <style:table-cell-properties style:vertical-align="middle"/>
    </style:style>
    <style:style style:name="T1" style:family="text">
      <style:text-properties style:font-name="Liberation Sans" style:font-name-asian="Noto Sans CJK SC Regular" style:font-name-complex="Noto Sans CJK SC Regular"/>
    </style:style>
    <style:style style:name="T2" style:family="text">
      <style:text-properties style:font-name-asian="Noto Sans CJK SC Regular" style:font-name-complex="Noto Sans CJK SC Regula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7"/>
        <table:table-column table:style-name="co3" table:default-cell-style-name="ce7"/>
        <table:table-column table:style-name="co4" table:default-cell-style-name="ce7"/>
        <table:table-column table:style-name="co5" table:number-columns-repeated="1020" table:default-cell-style-name="ce7"/>
        <table:table-row table:style-name="ro1">
          <table:table-cell table:style-name="ce1" office:value-type="string" calcext:value-type="string" table:number-columns-spanned="4" table:number-rows-spanned="1">
            <text:p>Linux 4.4内核所有TCP重传流程(不包含probe重传报文)</text:p>
          </table:table-cell>
          <table:covered-table-cell table:number-columns-repeated="3" table:style-name="ce4"/>
          <table:table-cell table:style-name="ce3" table:number-columns-repeated="1020"/>
        </table:table-row>
        <table:table-row table:style-name="ro2">
          <table:table-cell table:style-name="ce2" office:value-type="string" calcext:value-type="string">
            <text:p>重传类型</text:p>
          </table:table-cell>
          <table:table-cell table:style-name="ce2" office:value-type="string" calcext:value-type="string">
            <text:p>触发条件</text:p>
          </table:table-cell>
          <table:table-cell table:style-name="ce2" office:value-type="string" calcext:value-type="string">
            <text:p>备注</text:p>
          </table:table-cell>
          <table:table-cell table:style-name="ce2" office:value-type="string" calcext:value-type="string">
            <text:p>场景</text:p>
          </table:table-cell>
          <table:table-cell table:style-name="ce3" table:number-columns-repeated="1020"/>
        </table:table-row>
        <table:table-row table:style-name="ro3">
          <table:table-cell table:style-name="ce2" office:value-type="string" calcext:value-type="string">
            <text:p>RACK重传</text:p>
          </table:table-cell>
          <table:table-cell table:style-name="ce5" office:value-type="string" calcext:value-type="string">
            <text:p>1、TCP连接必须使用SACK选项</text:p>
            <text:p>2、对于每个发送的数据包，发送端必须存储这个数据包的发送时间，时间精度至少要达到毫秒精度。如果连接的RTT小于1ms，那么微秒精度将会更有利于RACK探测丢包。</text:p>
            <text:p>3、对于每个发送出去的数据包，发送端必须存储这个数据包是否已经重传过。</text:p>
            <text:p>4、连接必须处于recovery状态</text:p>
            <text:p>5、sysctl_tcp_recovery打开0x1比特位开关</text:p>
            <text:p>6、乱序传输场景下min_rtt/4，否则为1ms</text:p>
            <text:p>7、Eifel探测skb_mstamp_us_delta(&amp;now, xmit_time) &lt; tcp_min_rtt(tp)</text:p>
          </table:table-cell>
          <table:table-cell table:style-name="ce5" office:value-type="string" calcext:value-type="string">
            <text:p>1、可以利用初传的数据包探测丢包也可以利用重传的数据包探测丢包</text:p>
            <text:p>2、可以探测初传丢包也可以探测重传丢包</text:p>
            <text:p>3、RACK功能可以很好的与TLP功能配合，因为RACK可以使用重传包来探测丢包，因此TLP其实可以发送第一个未被确认的数据包来进行丢包探测，这样就可以应用层传输时延</text:p>
            <text:p>4、reordering settling定时器</text:p>
          </table:table-cell>
          <table:table-cell table:style-name="ce5"/>
          <table:table-cell table:number-columns-repeated="1020"/>
        </table:table-row>
        <table:table-row table:style-name="ro4">
          <table:table-cell table:style-name="ce2" office:value-type="string" calcext:value-type="string">
            <text:p>前向重传</text:p>
            <text:p>(Forward Retransmit)</text:p>
          </table:table-cell>
          <table:table-cell table:style-name="ce5" office:value-type="string" calcext:value-type="string">
            <text:p>1、当前拥塞控制处于Recovery状态，且在尝试重传数据包的时候，拥塞窗口允许TCP传输数据包</text:p>
            <text:p>2、TCP连接没有待发送的数据包或者受限于window size、nagle算法等而不能发送</text:p>
            <text:p>3、TCP连接支持SACK功能</text:p>
            <text:p>4、已经没有标记为lost而待重传的数据了，!before(TCP_SKB_CB(skb)-&gt;seq, tp→retransmit_high)</text:p>
          </table:table-cell>
          <table:table-cell table:style-name="ce5" office:value-type="string" calcext:value-type="string">
            <text:p>1、可以参考RFC6675 section 4中NextSeg ()的定义</text:p>
            <text:p>2、Forward Retransmit可以产生只有重传标记的数据包，也可以产生同时具有重传标记和SACK标记的数据包，注意这里说的这些数据包是没有Lost标记的，这是前向重传与之前介绍的快速重传及其变种的差异，进而会对in_flight的统计产生影响。</text:p>
          </table:table-cell>
          <table:table-cell table:style-name="ce5"/>
          <table:table-cell table:number-columns-repeated="1020"/>
        </table:table-row>
        <table:table-row table:style-name="ro5">
          <table:table-cell table:style-name="ce2" office:value-type="string" calcext:value-type="string">
            <text:p>TLP</text:p>
            <text:p>(Tail Loss Probe)</text:p>
          </table:table-cell>
          <table:table-cell table:style-name="ce5" office:value-type="string" calcext:value-type="string">
            <text:p>TLP定时器的设置场景</text:p>
            <text:p>1、tcp_ack场景下，如果挂有RTO定时器则尝试挂起TLP定时器</text:p>
            <text:p>2、tcp_write_xmit中如果发送了非TLP的数据包，则尝试挂起TLP定时器</text:p>
            <text:p>TLP定时器设置条件：tcp_schedule_loss_probe</text:p>
            <text:p>1、如果当前挂起ER定时器则不调度TLP</text:p>
            <text:p>2、如果当前挂起TLP定时器，则重设为RTO定时器(这里注释有问题，且该条件并不会生效，只有挂起RTO定时器的场景下才会进入tcp_schedule_loss_probe)</text:p>
            <text:p>3、如果是3WHS之前的TFO连接(tp-&gt;fastopen_rsk非空)，则不会设置TLP</text:p>
            <text:p>4、如果当前挂起的不是RTO定时器，则不会重设TLP(无效条件)</text:p>
            <text:p>5、(sysctl_tcp_early_retrans &lt; 3 || !tp-&gt;packets_out || !tcp_is_sack(tp) || inet_csk(sk)-&gt;icsk_ca_state != TCP_CA_Open)则不会设置TLP定时器</text:p>
            <text:p>6、((tp-&gt;snd_cwnd &gt; tcp_packets_in_flight(tp)) &amp;&amp;tcp_send_head(sk))，则不会设置TLP定时器(例如window size受限场景)</text:p>
            <text:p>7、如果FlightSize(packets_out) =1，则设置PTO =max(2*SRTT, 1.5*SRTT+WCDelAckT)，否则设置PTO = max(2*SRTT, 10ms)，linux中WCDelAckT=200ms</text:p>
            <text:p>8、如果之前存在RTO定时器，则使用PTO定时器取代它并设置 PTO = min(RTO，PTO)</text:p>
            <text:p>当TLP重传之前已经发送的数据包时：tcp_send_loss_probe</text:p>
            <text:p>1、当前不能有TLP探测包</text:p>
            <text:p>2、在 qdisc or driver queue中不能存在待重传的数据包(实际上后面的__tcp_retransmit_skb函数也会检测这一点，重复检测)</text:p>
            <text:p>TLP ACK的处理(tcp_process_tlp_ack)</text:p>
            <text:p>1、可以通过DSACK探测虚假TLP</text:p>
            <text:p>2、可以通过TLP dup ACK 探测虚假TLP重传</text:p>
            <text:p>3、如果探测到是真实TLP重传，则更新cwnd=ssthresh=icsk_ca_ops-&gt;ssthresh</text:p>
          </table:table-cell>
          <table:table-cell table:style-name="ce6" office:value-type="string" calcext:value-type="string">
            <text:p><text:span text:style-name="T2">1、TLP传输新数据包或者重传旧数据包的时候不会受到cwnd、nagle限制</text:span></text:p>
            <text:p><text:span text:style-name="T2">2、发送端算法，主要目的是使用快速重传取代RTO超时重传来处理尾包丢失场景</text:span></text:p>
            <text:p><text:span text:style-name="T2">3、loss probe的发送不受到拥塞控制的限制但是同样收到对方通告的接收窗口的限制</text:span></text:p>
            <text:p><text:span text:style-name="T2">4、TLP结合增强ER和FACK功能可以完全使用快速重传取代尾包的第一次RTO超时</text:span></text:p>
            <text:p><text:span text:style-name="T2">5、TLP触发的重传后，TCP仍然处于Open状态，TLP重传也不会更新lost_out等状态变量，TLP重传发出的是探测报文并不是因为当前确定丢包而重传</text:span></text:p>
            <text:p><text:span text:style-name="T2">6、TLP和ER的耦合更深一些，TLP只能触发延迟ER，而ER定时器超时，延迟ER重传将TCP切换到Recovery状态的时候并不会更新cwnd，但是同样会更新prior_ssthresh=max(ssthresh,3/4*cwnd)， ssthresh=max(cwnd/2,2)，prior_cwnd=cwnd，prr_delivered=0， prr_out=0， high_seq=snd.nxt，cwnd不变。但是随后切换到Recovery状态后cwnd的更新流程就与之前文章介绍的一致了。</text:span></text:p>
          </table:table-cell>
          <table:table-cell table:style-name="ce5" office:value-type="string" calcext:value-type="string">
            <text:p>针对场景</text:p>
            <text:p>尾包连续丢失，比如传输了4个报文，最后的三个报文都发生了丢失，那么只能依靠RTO超时来进行重传</text:p>
            <text:p>整个发送窗口的报文丢失，比如发送窗口只允许发送2个tcp报文，tcp需要发送4个报文的时候，如果前2个报文发生丢失，那么也只是依靠RTO超时来触发重传</text:p>
            <text:p>没有足够的dup ACK来触发快速重传，ER和thin stream对于这种场景有一些改善</text:p>
            <text:p>链路时延突然增大，这种也会导致RTO超时，产生无效重传。</text:p>
            <text:p>TLP的主要目的就是解决前两种场景，即尾包连续丢失和整个发送窗口的报文都丢失。</text:p>
          </table:table-cell>
          <table:table-cell table:number-columns-repeated="1020"/>
        </table:table-row>
        <table:table-row table:style-name="ro6">
          <table:table-cell table:style-name="ce2" office:value-type="string" calcext:value-type="string">
            <text:p>ER</text:p>
            <text:p>(early retransmit)</text:p>
          </table:table-cell>
          <table:table-cell table:style-name="ce5" office:value-type="string" calcext:value-type="string">
            <text:p>ER开关打开条件</text:p>
            <text:p>1、sysctl_tcp_early_retrans &amp;&amp;sysctl_tcp_early_retrans &lt; 4 &amp;&amp; !sysctl_tcp_thin_dupack &amp;&amp;sysctl_tcp_reordering == 3;</text:p>
            <text:p>ER开关关闭场景</text:p>
            <text:p>1、通过socket选项TCP_THIN_DUPACK打开thin stream重传时候</text:p>
            <text:p>2、检测到乱序度大于0，dup thresh更新的时候</text:p>
            <text:p>3、连接建立时候，TCP_METRIC_REORDERING获取的reordering与设置值不相同的时候</text:p>
            <text:p>ER使能条件</text:p>
            <text:p>1、(tp-&gt;do_early_retrans &amp;&amp; !tp-&gt;retrans_out &amp;&amp; tp-&gt;sacked_out &amp;&amp;</text:p>
            <text:p>    (tp-&gt;packets_out &gt;= (tp-&gt;sacked_out + 1) &amp;&amp; tp-&gt;packets_out &lt; 4) &amp;&amp;</text:p>
            <text:p>    !tcp_may_send_now(sk))</text:p>
            <text:p>2、(sysctl_tcp_early_retrans &lt; 2 || sysctl_tcp_early_retrans &gt; 3 ||</text:p>
            <text:p>    (flag &amp; FLAG_ECE) || !tp→srtt_us) 则使能普通ER</text:p>
            <text:p>3、(!time_after(inet_csk(sk)-&gt;icsk_timeout, (jiffies + delay)))使能普通ER</text:p>
            <text:p>4、满足1，不满足2也不满足3的时候使能延迟ER，延迟时间为RTT/4</text:p>
            <text:p>ER定时器超时后</text:p>
            <text:p>1、rearm_rto</text:p>
            <text:p>2、再次判断如果ER在启动定时器后被关闭，则不会触发延迟ER重传</text:p>
            <text:p>3、进入Recovery，标记一个lost，然后重传对应数据包</text:p>
          </table:table-cell>
          <table:table-cell table:style-name="ce5" office:value-type="string" calcext:value-type="string">
            <text:p>1、tcp_early_retrans参数，0关闭ER，1打开ER，2打开延迟ER(RTT/4)，3延迟ER和TLP，4仅TLP</text:p>
            <text:p>2、RFC5827,ER_thresh = oseg - 1 </text:p>
            <text:p>3、和受限传输(RFC3042,Mark Allman)对比，可以解决没有新数据待发送场景</text:p>
            <text:p>4、两种形式一种是基于字节的，一种是基于包的</text:p>
          </table:table-cell>
          <table:table-cell table:style-name="ce5" office:value-type="string" calcext:value-type="string">
            <text:p>针对场景：</text:p>
            <text:p>一种是游戏类响应交互式tcp传输，另外一种是传输受到拥塞控制的限制，只能发送少量TCP报文</text:p>
          </table:table-cell>
          <table:table-cell table:number-columns-repeated="1020"/>
        </table:table-row>
        <table:table-row table:style-name="ro7">
          <table:table-cell table:style-name="ce2" office:value-type="string" calcext:value-type="string">
            <text:p>thin stream</text:p>
          </table:table-cell>
          <table:table-cell table:style-name="ce5" office:value-type="string" calcext:value-type="string">
            <text:p>Thin stream重传</text:p>
            <text:p>1、tcp_thin_linear_timeouts/TCP_THIN_LINEAR_TIMEOUTS</text:p>
            <text:p>2、linux中会判断如果当前没有处于初始的慢启动过程</text:p>
            <text:p>3、已经发出去的还没有收到ACK的数据包的个数(packets_out)小于4则会认定为thin stream</text:p>
            <text:p>4、使能SACK</text:p>
            <text:p>5、tcp_send_head没有待发送数据</text:p>
            <text:p>6、tcp_dupack_heuristics大于1</text:p>
            <text:p/>
            <text:p>Thin stream回退</text:p>
            <text:p>1、sk_state == TCP_ESTABLISHED</text:p>
            <text:p><text:span text:style-name="T1">2、tcp_thin_linear_timeouts/TCP_THIN_LINEAR_TIMEOUTS</text:span></text:p>
            <text:p><text:span text:style-name="T1">3、 tp-&gt;packets_out &lt; 4 &amp;&amp; !tcp_in_initial_slowstart(tp)</text:span></text:p>
            <text:p><text:span text:style-name="T1">4、icsk-&gt;icsk_retransmits &lt;= 6(icsk_retransmits先自增然后在判断)</text:span></text:p>
            <text:p/>
          </table:table-cell>
          <table:table-cell table:style-name="ce5" office:value-type="string" calcext:value-type="string">
            <text:p>1、tcp_thin_dupack/TCP_THIN_DUPACK：当该开关打开的时候，只需要一个dup ACK且缓存中没有待发送数据就可以触发快速重传</text:p>
            <text:p>2、tcp_thin_linear_timeouts/TCP_THIN_LINEAR_TIMEOUTS：当该参数打开的时候，前6次RTO超时触发的重传并不进行指数回退</text:p>
            <text:p>3、当TCP连续大量的发送数据的时候，当出现丢包的时候可以有足够的dup ACK来触发快速重传。但是internet上还有大量的交互式服务，这类服务一般都是由小包组成，而且一次操作中需要传输的数据包一般比较少，比如在线游戏、股票交易等，这一类数据流我们就称呼为thin stream</text:p>
            <text:p>4、先判断Thin stream在判断ER重传</text:p>
          </table:table-cell>
          <table:table-cell table:style-name="ce5" office:value-type="string" calcext:value-type="string">
            <text:p>针对场景</text:p>
            <text:p>1、在一次交互式操作触发一次TCP传输的时候，如果传输的这个数据包发生丢包，很可能后面没有足够的dup ACK来触发快速重传，最终只能依赖RTO超时来进行重传。</text:p>
            <text:p>2、还有一种受限传输的场景，如果发送窗口受到拥塞控制的限制只能发送出少量的TCP报文的时候，如果丢包也可能会因为收不到足够的dup ACK而不能触发快速重传。</text:p>
            <text:p>3、实际上交互式操作一般数据量很小，没有必要通过指数回退来降低网络拥塞。</text:p>
          </table:table-cell>
          <table:table-cell table:number-columns-repeated="1020"/>
        </table:table-row>
        <table:table-row table:style-name="ro8">
          <table:table-cell table:style-name="ce2" office:value-type="string" calcext:value-type="string">
            <text:p>FACK</text:p>
            <text:p>(forward acknowledgement)</text:p>
          </table:table-cell>
          <table:table-cell table:style-name="ce5" office:value-type="string" calcext:value-type="string">
            <text:p>1、 tp-&gt;fackets_out &gt; tp→reordering: tp;</text:p>
            <text:p>2、int lost = tp-&gt;fackets_out - tp-&gt;reordering;</text:p>
            <text:p>if (lost &lt;= 0)</text:p>
            <text:p>lost = 1;</text:p>
            <text:p>tcp_mark_head_lost(sk, lost, 0);</text:p>
          </table:table-cell>
          <table:table-cell table:style-name="ce5" office:value-type="string" calcext:value-type="string">
            <text:p>1、metric &gt; tp→reordering则关闭FACK，注意与ER、RACK的区别处理</text:p>
            <text:p><text:span text:style-name="T1">2、连接建立时候，TCP_METRIC_REORDERING获取的reordering与设置值不相同的时候，关闭FACK、ER、调整RACK</text:span></text:p>
            <text:p><text:span text:style-name="T1">3、Recovery状态，FACK会利用一个dup ACK来前向标记丢失的数据包</text:span></text:p>
          </table:table-cell>
          <table:table-cell table:style-name="ce5"/>
          <table:table-cell table:number-columns-repeated="1020"/>
        </table:table-row>
        <table:table-row table:style-name="ro9">
          <table:table-cell table:style-name="ce2" office:value-type="string" calcext:value-type="string">
            <text:p>SACK</text:p>
          </table:table-cell>
          <table:table-cell table:style-name="ce5" office:value-type="string" calcext:value-type="string">
            <text:p>1、 tp-&gt;sacked_out + 1 &gt; tp-&gt;reordering</text:p>
            <text:p>2、int sacked_upto = tp-&gt;sacked_out - tp-&gt;reordering;</text:p>
            <text:p>if (sacked_upto &gt;= 0)</text:p>
            <text:p>tcp_mark_head_lost(sk, sacked_upto, 0);</text:p>
            <text:p>else if (fast_rexmit)</text:p>
            <text:p>tcp_mark_head_lost(sk, 1, 1);</text:p>
          </table:table-cell>
          <table:table-cell table:style-name="ce5" table:number-columns-repeated="2"/>
          <table:table-cell table:number-columns-repeated="1020"/>
        </table:table-row>
        <table:table-row table:style-name="ro10">
          <table:table-cell table:style-name="ce2" office:value-type="string" calcext:value-type="string">
            <text:p>RENO</text:p>
          </table:table-cell>
          <table:table-cell table:style-name="ce6" office:value-type="string" calcext:value-type="string">
            <text:p><text:span text:style-name="T2">1、 tp-&gt;sacked_out + 1 &gt; tp→reordering</text:span></text:p>
            <text:p><text:span text:style-name="T2">2、tcp_mark_head_lost(sk, 1, 1);</text:span></text:p>
          </table:table-cell>
          <table:table-cell table:style-name="ce5" table:number-columns-repeated="2"/>
          <table:table-cell table:number-columns-repeated="1020"/>
        </table:table-row>
        <table:table-row table:style-name="ro11">
          <table:table-cell table:style-name="ce2" office:value-type="string" calcext:value-type="string">
            <text:p>非必要重传</text:p>
          </table:table-cell>
          <table:table-cell table:style-name="ce5" office:value-type="string" calcext:value-type="string">
            <text:p>(packets_out &lt;= tp-&gt;reordering &amp;&amp;</text:p>
            <text:p>    tp-&gt;sacked_out &gt;= max_t(__u32, packets_out/2, sysctl_tcp_reordering) &amp;&amp;</text:p>
            <text:p>    !tcp_may_send_now(sk))</text:p>
          </table:table-cell>
          <table:table-cell table:style-name="ce5" table:number-columns-repeated="2"/>
          <table:table-cell table:number-columns-repeated="1020"/>
        </table:table-row>
        <table:table-row table:style-name="ro12">
          <table:table-cell table:style-name="ce2" office:value-type="string" calcext:value-type="string">
            <text:p>普通连接SYNACK重传</text:p>
          </table:table-cell>
          <table:table-cell table:style-name="ce5" office:value-type="string" calcext:value-type="string">
            <text:p>reqsk_timer_handler：</text:p>
            <text:p>1、TCP_SYNCNT设置优先于tcp_synack_retries</text:p>
            <text:p>2、如果(qlen &lt;&lt; 1) &gt; max(8U,sk_max_ack_backlog)，即半连接队列已经使用了一半以上的时候，则会对重传次数进行回退。</text:p>
            <text:p>3、TCP_DEFER_ACCEPT</text:p>
          </table:table-cell>
          <table:table-cell table:style-name="ce5" table:number-columns-repeated="2"/>
          <table:table-cell table:number-columns-repeated="1020"/>
        </table:table-row>
        <table:table-row table:style-name="ro10">
          <table:table-cell table:style-name="ce2" office:value-type="string" calcext:value-type="string">
            <text:p>sack_renege</text:p>
          </table:table-cell>
          <table:table-cell table:style-name="ce5" office:value-type="string" calcext:value-type="string">
            <text:p>1、当ACK报文的ack number落在SACK块之间，则会认定发生了SACK renege</text:p>
            <text:p>2、启动RTO定时器，定时时间为RTT/2</text:p>
          </table:table-cell>
          <table:table-cell table:style-name="ce5"/>
          <table:table-cell table:style-name="ce5" office:value-type="string" calcext:value-type="string">
            <text:p>例如接受端内存紧张丢弃乱序报文的场景</text:p>
          </table:table-cell>
          <table:table-cell table:number-columns-repeated="1020"/>
        </table:table-row>
        <table:table-row table:style-name="ro13">
          <table:table-cell table:style-name="ce2" office:value-type="string" calcext:value-type="string">
            <text:p>RTO</text:p>
          </table:table-cell>
          <table:table-cell table:style-name="ce5" office:value-type="string" calcext:value-type="string">
            <text:p>1、零窗不回退，超过120s则会释放连接</text:p>
            <text:p>2、SYN报文的重传，TCP_SYNCNT&gt;tcp_syn_retries(TFO处理)</text:p>
            <text:p>3、tcp_retries1和tcp_retries2控制重传时间</text:p>
            <text:p>4、TFO的SYNACK重传</text:p>
          </table:table-cell>
          <table:table-cell table:style-name="ce5" table:number-columns-repeated="2"/>
          <table:table-cell table:number-columns-repeated="1020"/>
        </table:table-row>
        <table:table-row table:style-name="ro14">
          <table:table-cell table:style-name="ce2" office:value-type="string" calcext:value-type="string">
            <text:p>PMTUD</text:p>
          </table:table-cell>
          <table:table-cell table:style-name="ce5" office:value-type="string" calcext:value-type="string">
            <text:p>1、(!icsk-&gt;icsk_mtup.enabled ||</text:p>
            <text:p>    icsk-&gt;icsk_mtup.probe_size ||</text:p>
            <text:p>    inet_csk(sk)-&gt;icsk_ca_state != TCP_CA_Open ||</text:p>
            <text:p>    tp-&gt;snd_cwnd &lt; 11 ||</text:p>
            <text:p>    tp-&gt;rx_opt.num_sacks || tp-&gt;rx_opt.dsack)</text:p>
            <text:p>2、size_needed = probe_size + (tp-&gt;reordering + 1) * tp→mss_cache;</text:p>
            <text:p>3、tp-&gt;snd_una == tp-&gt;mtu_probe.probe_seq_start，则进行快速重传切换到CA_LOSS状态</text:p>
            <text:p>4、ICMP也可以切换到CA_LOSS状态</text:p>
          </table:table-cell>
          <table:table-cell table:style-name="ce5"/>
          <table:table-cell table:style-name="ce5" office:value-type="string" calcext:value-type="string">
            <text:p>MTU探测</text:p>
          </table:table-cell>
          <table:table-cell table:number-columns-repeated="1020"/>
        </table:table-row>
        <table:table-row table:style-name="ro15" table:number-rows-repeated="1048560">
          <table:table-cell table:number-columns-repeated="1024"/>
        </table:table-row>
        <table:table-row table:style-name="ro15">
          <table:table-cell table:number-columns-repeated="1024"/>
        </table:table-row>
      </table:table>
      <table:table table:name="Sheet2" table:style-name="ta1">
        <table:table-column table:style-name="co6" table:default-cell-style-name="ce8"/>
        <table:table-column table:style-name="co7" table:default-cell-style-name="Default"/>
        <table:table-row table:style-name="ro15">
          <table:table-cell table:number-columns-repeated="2"/>
        </table:table-row>
        <table:table-row table:style-name="ro16">
          <table:table-cell office:value-type="string" calcext:value-type="string">
            <text:p>dup ACK不足</text:p>
          </table:table-cell>
          <table:table-cell office:value-type="string" calcext:value-type="string">
            <text:p>1、受限传输</text:p>
            <text:p>2、ER重传</text:p>
            <text:p>3、TLP重传</text:p>
            <text:p>4、thin stream重传</text:p>
            <text:p>5、RACK等</text:p>
            <text:p/>
          </table:table-cell>
        </table:table-row>
        <table:table-row table:style-name="ro15" table:number-rows-repeated="5">
          <table:table-cell table:number-columns-repeated="2"/>
        </table:table-row>
        <table:table-row table:style-name="ro2">
          <table:table-cell office:value-type="string" calcext:value-type="string">
            <text:p>TLP dup ACK</text:p>
          </table:table-cell>
          <table:table-cell office:value-type="string" calcext:value-type="string">
            <text:p>如果这个ACK报文没有传输TCP数据(pure ACK)，而且ack number或者SACK块没有确认新数据，也不是窗口更新消息，（这个ACK称呼为TLP dup ACK）</text:p>
          </table:table-cell>
        </table:table-row>
        <table:table-row table:style-name="ro15">
          <table:table-cell office:value-type="string" calcext:value-type="string">
            <text:p>linux dup ACK</text:p>
          </table:table-cell>
          <table:table-cell/>
        </table:table-row>
        <table:table-row table:style-name="ro15">
          <table:table-cell office:value-type="string" calcext:value-type="string">
            <text:p>reno dup ACK</text:p>
          </table:table-cell>
          <table:table-cell/>
        </table:table-row>
        <table:table-row table:style-name="ro15">
          <table:table-cell office:value-type="string" calcext:value-type="string">
            <text:p>sack dup ACK</text:p>
          </table:table-cell>
          <table:table-cell/>
        </table:table-row>
        <table:table-row table:style-name="ro15" table:number-rows-repeated="2">
          <table:table-cell table:number-columns-repeated="2"/>
        </table:table-row>
        <table:table-row table:style-name="ro17">
          <table:table-cell office:value-type="string" calcext:value-type="string">
            <text:p>dupthreah更新</text:p>
          </table:table-cell>
          <table:table-cell office:value-type="string" calcext:value-type="string">
            <text:p>RENO：</text:p>
            <text:p>holes = max(tp-&gt;lost_out, 1U);</text:p>
            <text:p>holes = min(holes, tp-&gt;packets_out);</text:p>
            <text:p/>
            <text:p>if ((tp-&gt;sacked_out + holes) &gt; tp-&gt;packets_out) {</text:p>
            <text:p>tp-&gt;sacked_out = tp-&gt;packets_out - holes;</text:p>
            <text:p>return true;</text:p>
            <text:p>}</text:p>
          </table:table-cell>
        </table:table-row>
        <table:table-row table:style-name="ro15" table:number-rows-repeated="2">
          <table:table-cell table:number-columns-repeated="2"/>
        </table:table-row>
        <table:table-row table:style-name="ro15">
          <table:table-cell table:style-name="Default"/>
          <table:table-cell/>
        </table:table-row>
        <table:table-row table:style-name="ro15" table:number-rows-repeated="2">
          <table:table-cell table:number-columns-repeated="2"/>
        </table:table-row>
        <table:table-row table:style-name="ro18">
          <table:table-cell office:value-type="string" calcext:value-type="string">
            <text:p>RTO定时器类别</text:p>
          </table:table-cell>
          <table:table-cell office:value-type="string" calcext:value-type="string">
            <text:p>#define ICSK_TIME_RETRANS1/* Retransmit timer */</text:p>
            <text:p>#define ICSK_TIME_DACK2/* Delayed ack timer */</text:p>
            <text:p>#define ICSK_TIME_PROBE03/* Zero window probe timer */</text:p>
            <text:p>#define ICSK_TIME_EARLY_RETRANS 4/* Early retransmit timer */</text:p>
            <text:p>#define ICSK_TIME_LOSS_PROBE5/* Tail loss probe timer */</text:p>
          </table:table-cell>
        </table:table-row>
        <table:table-row table:style-name="ro15" table:number-rows-repeated="6">
          <table:table-cell table:number-columns-repeated="2"/>
        </table:table-row>
        <table:table-row table:style-name="ro15">
          <table:table-cell office:value-type="string" calcext:value-type="string">
            <text:p>RTO计算</text:p>
          </table:table-cell>
          <table:table-cell/>
        </table:table-row>
        <table:table-row table:style-name="ro15" table:number-rows-repeated="5">
          <table:table-cell table:number-columns-repeated="2"/>
        </table:table-row>
        <table:table-row table:style-name="ro15">
          <table:table-cell office:value-type="string" calcext:value-type="string">
            <text:p>tcp_time_to_recover</text:p>
          </table:table-cell>
          <table:table-cell/>
        </table:table-row>
        <table:table-row table:style-name="ro15" table:number-rows-repeated="1048542">
          <table:table-cell table:number-columns-repeated="2"/>
        </table:table-row>
        <table:table-row table:style-name="ro15">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zh" style:country-asian="CN" style:font-name-complex="Noto Sans CJK SC Regular"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C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7">0000/00/00</text:date>, <text:time style:data-style-name="N2" text:time-value="10:44:49.002969773">00:00:00</text:time></text:p>
        </style:region-right>
      </style:header>
      <style:header-left style:display="false"/>
      <style:footer>
        <text:p>页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4T16:40:15.764563173</meta:creation-date>
    <meta:generator>LibreOffice/5.1.6.2$Linux_X86_64 LibreOffice_project/10m0$Build-2</meta:generator>
    <dc:date>2017-08-27T11:17:05.173036937</dc:date>
    <meta:editing-duration>PT57M36S</meta:editing-duration>
    <meta:editing-cycles>9</meta:editing-cycles>
    <meta:document-statistic meta:table-count="2" meta:cell-count="55" meta:object-count="0"/>
  </office:meta>
</office:document-meta>
</file>